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275in" fo:margin-left="0in" fo:margin-right="2.65in" table:align="margins"/>
    </style:style>
    <style:style style:name="Table1.A" style:family="table-column">
      <style:table-column-properties style:column-width="1.0625in" style:rel-column-width="1532*"/>
    </style:style>
    <style:style style:name="Table1.B" style:family="table-column">
      <style:table-column-properties style:column-width="1.0688in" style:rel-column-width="1541*"/>
    </style:style>
    <style:style style:name="Table1.D" style:family="table-column">
      <style:table-column-properties style:column-width="1.0743in" style:rel-column-width="1549*"/>
    </style:style>
    <style:style style:name="Table1.A1" style:family="table-cell">
      <style:table-cell-properties fo:padding="0.0382in" fo:border-left="0.0007in solid #000000" fo:border-right="none" fo:border-top="0.0007in solid #000000" fo:border-bottom="none"/>
    </style:style>
    <style:style style:name="Table1.D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A2" style:family="table-cell" style:data-style-name="N0">
      <style:table-cell-properties fo:padding="0.0382in" fo:border-left="0.0007in solid #000000" fo:border-right="none" fo:border-top="none" fo:border-bottom="none"/>
    </style:style>
    <style:style style:name="Table1.C2" style:family="table-cell">
      <style:table-cell-properties fo:padding="0.0382in" fo:border-left="0.0007in solid #000000" fo:border-right="none" fo:border-top="none" fo:border-bottom="none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none"/>
    </style:style>
    <style:style style:name="Table1.A5" style:family="table-cell">
      <style:table-cell-properties fo:padding="0.0382in" fo:border-left="0.0007in solid #000000" fo:border-right="none" fo:border-top="none" fo:border-bottom="0.0007in solid #000000"/>
    </style:style>
    <style:style style:name="Table1.D5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ssive – No extra energy required. It follows the concentration gradient.</text:p>
      <text:p text:style-name="Standard">Active – Energy is used to work against the concentration gradient (pump).</text:p>
      <text:p text:style-name="Standard">Osmosis – Diffusion of a solvent (water) through a selectively permeable membrane following its own concentration gradient.</text:p>
      <text:p text:style-name="Standard">Isotonic – The concentration of solutes outside the cell is the same as inside.</text:p>
      <text:p text:style-name="Standard">Hypotonic – The concentration of solutes outside the cell is less than inside.</text:p>
      <text:p text:style-name="Standard">Hypertonic – The concentration of solutes outside the cell is greater than inside.</text:p>
      <text:p text:style-name="Standard">ATP – Add a phosphate to store energy, remove a phosphate to release energy.</text:p>
      <text:p text:style-name="Standard">Enzymes reduce the reaction energy of a specific reaction.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Table_20_Contents"><text:span text:style-name="T2">#</text:span>NADH</text:p>
            </table:table-cell>
            <table:table-cell table:style-name="Table1.A1" office:value-type="string">
              <text:p text:style-name="Table_20_Contents"><text:span text:style-name="T2">#</text:span>FADH<text:span text:style-name="T1">2</text:span></text:p>
            </table:table-cell>
            <table:table-cell table:style-name="Table1.A1" office:value-type="string">
              <text:p text:style-name="Table_20_Contents">Reaction</text:p>
            </table:table-cell>
            <table:table-cell table:style-name="Table1.D1" office:value-type="string">
              <text:p text:style-name="Table_20_Contents"><text:span text:style-name="T2">#</text:span>ATP</text:p>
            </table:table-cell>
          </table:table-row>
        </table:table-header-rows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C2" office:value-type="string">
            <text:p text:style-name="Table_20_Contents">Glycolysis</text:p>
          </table:table-cell>
          <table:table-cell table:style-name="Table1.D2" office:value-type="float" office:value="2">
            <text:p text:style-name="Table_20_Contents">2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C2" office:value-type="string">
            <text:p text:style-name="Table_20_Contents">Link</text:p>
          </table:table-cell>
          <table:table-cell table:style-name="Table1.D2" office:value-type="float" office:value="0">
            <text:p text:style-name="Table_20_Contents">0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string">
            <text:p text:style-name="Table_20_Contents">C.A.C.</text:p>
          </table:table-cell>
          <table:table-cell table:style-name="Table1.D2" office:value-type="float" office:value="2">
            <text:p text:style-name="Table_20_Contents">2</text:p>
          </table:table-cell>
        </table:table-row>
        <table:table-row>
          <table:table-cell table:style-name="Table1.A5" office:value-type="string">
            <text:p text:style-name="Table_20_Contents">10 (10x2.5)</text:p>
          </table:table-cell>
          <table:table-cell table:style-name="Table1.A5" office:value-type="string">
            <text:p text:style-name="Table_20_Contents">2 (2x1.5)</text:p>
          </table:table-cell>
          <table:table-cell table:style-name="Table1.A5" office:value-type="string">
            <text:p text:style-name="Table_20_Contents">Electr. Tr. Phosph.</text:p>
            <text:p text:style-name="Table_20_Contents">25+3</text:p>
          </table:table-cell>
          <table:table-cell table:style-name="Table1.D5" office:value-type="float" office:value="28">
            <text:p text:style-name="Table_20_Contents">28</text:p>
          </table:table-cell>
        </table:table-row>
        <table:table-row>
          <table:table-cell table:style-name="Table1.A5" office:value-type="string">
            <text:p text:style-name="Table_20_Contents"/>
          </table:table-cell>
          <table:table-cell table:style-name="Table1.A5" office:value-type="string">
            <text:p text:style-name="Table_20_Contents"/>
          </table:table-cell>
          <table:table-cell table:style-name="Table1.A5" office:value-type="string">
            <text:p text:style-name="Table_20_Contents"/>
          </table:table-cell>
          <table:table-cell table:style-name="Table1.D6" office:value-type="string">
            <text:p text:style-name="Table_20_Contents">32 Total AT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1-13T12:58:04.14</meta:creation-date>
    <dc:date>2017-11-13T14:05:35</dc:date>
    <dc:creator>Timothy Cayer</dc:creator>
    <meta:editing-duration>PT1H7M27S</meta:editing-duration>
    <meta:editing-cycles>11</meta:editing-cycles>
    <meta:generator>OpenOffice/4.1.3$Win32 OpenOffice.org_project/413m1$Build-9783</meta:generator>
    <meta:document-statistic meta:table-count="1" meta:image-count="0" meta:object-count="0" meta:page-count="1" meta:paragraph-count="30" meta:word-count="131" meta:character-count="753"/>
  </office:meta>
</office:document-meta>
</file>